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f0abd" officeooo:paragraph-rsid="001f0abd"/>
    </style:style>
    <style:style style:name="P2" style:family="paragraph" style:parent-style-name="Standard">
      <style:text-properties officeooo:rsid="001f7184" officeooo:paragraph-rsid="001f7184"/>
    </style:style>
    <style:style style:name="P3" style:family="paragraph" style:parent-style-name="Standard">
      <style:text-properties officeooo:rsid="001f7184" officeooo:paragraph-rsid="001f7184"/>
    </style:style>
    <style:style style:name="P4" style:family="paragraph" style:parent-style-name="Standard">
      <style:paragraph-properties fo:text-align="center" style:justify-single-word="false"/>
      <style:text-properties officeooo:rsid="001fbcc6" officeooo:paragraph-rsid="001fbcc6"/>
    </style:style>
    <style:style style:name="P5" style:family="paragraph" style:parent-style-name="Table_20_Contents">
      <style:paragraph-properties fo:text-align="center" style:justify-single-word="false"/>
      <style:text-properties officeooo:rsid="001fbcc6" officeooo:paragraph-rsid="001fb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1: Estandares Web</text:p>
      <text:p text:style-name="P2"/>
      <text:p text:style-name="P2"><text:a xlink:type="simple" xlink:href="https://www.w3.org/standards/about/" text:style-name="Internet_20_link" text:visited-style-name="Visited_20_Internet_20_Link">https://www.w3.org/standards/about/</text:a></text:p>
      <text:p text:style-name="P2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ESTANDAR</text:p>
          </table:table-cell>
          <table:table-cell table:style-name="Tabla1.B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0abd" officeooo:paragraph-rsid="001f0a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itor Pascual Jiménez</text:p>
        <text:p text:style-name="MP1">Desarrollo En Entorno Servidor</text:p>
        <text:p text:style-name="MP1">2º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3:20:04.285000000</meta:creation-date>
    <dc:date>2024-09-17T11:45:18.631000000</dc:date>
    <meta:editing-duration>PT2H58M2S</meta:editing-duration>
    <meta:editing-cycles>3</meta:editing-cycles>
    <meta:generator>LibreOffice/7.6.0.3$Windows_X86_64 LibreOffice_project/69edd8b8ebc41d00b4de3915dc82f8f0fc3b6265</meta:generator>
    <meta:document-statistic meta:table-count="1" meta:image-count="0" meta:object-count="0" meta:page-count="1" meta:paragraph-count="7" meta:word-count="16" meta:character-count="134" meta:non-whitespace-character-count="125"/>
  </office:meta>
</office:document-meta>
</file>